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58in" svg:x="0.1768in" svg:y="0.0626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/>
          <table:table-cell table:formula="of:=[.H44]/[.G44]" office:value-type="percentage" office:value="0" calcext:value-type="percentage">
            <text:p>0.00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260" calcext:value-type="float">
            <text:p>260</text:p>
          </table:table-cell>
          <table:table-cell table:formula="of:=SUM([.K44] /[.J44])" office:value-type="percentage" office:value="0.017717206132879" calcext:value-type="percentage">
            <text:p>1.77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177.17206132879" calcext:value-type="float">
            <text:p>177.17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94598" calcext:value-type="float">
            <text:p>394598</text:p>
          </table:table-cell>
          <table:table-cell table:style-name="ce1" table:formula="of:=SUM([.H3:.H65])" office:value-type="float" office:value="4064" calcext:value-type="float">
            <text:p>4064</text:p>
          </table:table-cell>
          <table:table-cell table:formula="of:=[.H67]/[.G67]" office:value-type="percentage" office:value="0.0102990891996412" calcext:value-type="percentage">
            <text:p>1.03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2:08:10.765665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0-17T12:11:56.579642443</dc:date>
    <meta:editing-duration>P2DT17H45M39S</meta:editing-duration>
    <meta:editing-cycles>163</meta:editing-cycles>
    <meta:generator>LibreOffice/6.4.7.2$Linux_X86_64 LibreOffice_project/40$Build-2</meta:generator>
    <meta:document-statistic meta:table-count="2" meta:cell-count="131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260">
                <text:p>260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177.17206132879">
                <text:p>177.17206132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